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/>
    </style:style>
    <style:style style:name="T2" style:parent-style-name="Predvolenépísmoodseku" style:family="text">
      <style:text-properties fo:font-weight="bold" style:font-weight-asian="bold" style:font-weight-complex="bold"/>
    </style:style>
    <style:style style:name="T3" style:parent-style-name="Predvolenépísmoodseku" style:family="text">
      <style:text-properties fo:font-weight="bold" style:font-weight-asian="bold" style:font-weight-complex="bold"/>
    </style:style>
    <style:style style:name="T4" style:parent-style-name="Predvolenépísmoodseku" style:family="text">
      <style:text-properties fo:font-weight="bold" style:font-weight-asian="bold" style:font-weight-complex="bold"/>
    </style:style>
    <style:style style:name="T5" style:parent-style-name="Predvolenépísmoodseku" style:family="text">
      <style:text-properties fo:font-weight="bold" style:font-weight-asian="bold" style:font-weight-complex="bold"/>
    </style:style>
    <style:style style:name="P6" style:parent-style-name="Normálny" style:list-style-name="LFO4" style:family="paragraph"/>
    <style:style style:name="T7" style:parent-style-name="Predvolenépísmoodseku" style:family="text">
      <style:text-properties fo:font-weight="bold" style:font-weight-asian="bold" style:font-weight-complex="bold"/>
    </style:style>
    <style:style style:name="P8" style:parent-style-name="Normálny" style:list-style-name="LFO4" style:family="paragraph"/>
    <style:style style:name="T9" style:parent-style-name="Predvolenépísmoodseku" style:family="text">
      <style:text-properties fo:font-weight="bold" style:font-weight-asian="bold" style:font-weight-complex="bold"/>
    </style:style>
    <style:style style:name="P10" style:parent-style-name="Normálny" style:list-style-name="LFO4" style:family="paragraph"/>
    <style:style style:name="T11" style:parent-style-name="Predvolenépísmoodseku" style:family="text">
      <style:text-properties fo:font-weight="bold" style:font-weight-asian="bold" style:font-weight-complex="bold"/>
    </style:style>
    <style:style style:name="T12" style:parent-style-name="Predvolenépísmoodseku" style:family="text">
      <style:text-properties fo:font-weight="bold" style:font-weight-asian="bold" style:font-weight-complex="bold"/>
    </style:style>
    <style:style style:name="P13" style:parent-style-name="Normálny" style:list-style-name="LFO5" style:family="paragraph"/>
    <style:style style:name="T14" style:parent-style-name="Predvolenépísmoodseku" style:family="text">
      <style:text-properties fo:font-weight="bold" style:font-weight-asian="bold" style:font-weight-complex="bold"/>
    </style:style>
    <style:style style:name="P15" style:parent-style-name="Normálny" style:list-style-name="LFO5" style:family="paragraph"/>
    <style:style style:name="T16" style:parent-style-name="Predvolenépísmoodseku" style:family="text">
      <style:text-properties fo:font-weight="bold" style:font-weight-asian="bold" style:font-weight-complex="bold"/>
    </style:style>
    <style:style style:name="P17" style:parent-style-name="Normálny" style:list-style-name="LFO5" style:family="paragraph"/>
    <style:style style:name="T18" style:parent-style-name="Predvolenépísmoodseku" style:family="text">
      <style:text-properties fo:font-weight="bold" style:font-weight-asian="bold" style:font-weight-complex="bold"/>
    </style:style>
    <style:style style:name="T19" style:parent-style-name="Predvolenépísmoodseku" style:family="text">
      <style:text-properties fo:font-weight="bold" style:font-weight-asian="bold" style:font-weight-complex="bold"/>
    </style:style>
    <style:style style:name="T20" style:parent-style-name="Predvolenépísmoodseku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Meno:darius d</text:span><text:s/><text:line-break/><text:span text:style-name="T3">Trieda: 5. b</text:span></text:p>
      <text:p text:style-name="Normálny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Normálny"><text:span text:style-name="T4">1. Čo sú ľúbostné piesne?</text:span></text:p>
      <text:p text:style-name="Normálny">Ľúbostné piesne sú piesne, ktoré hovoria o láske a romantických pocitoch. Tieto piesne môžu byť šťastné, smutné alebo plné túžby. Spievajú sa pri rôznych príležitostiach, ako sú svadby, oslavy alebo len tak, keď chceme vyjadriť svoje city.</text:p>
      <text:p text:style-name="Normálny"><text:span text:style-name="T5">2. Prečo sú ľúbostné piesne dôležité?</text:span></text:p>
      <text:list text:style-name="LFO4" text:continue-numbering="true">
        <text:list-item>
          <text:p text:style-name="P6"><text:span text:style-name="T7">Vyjadrujú city</text:span>: Ľúbostné piesne pomáhajú vyjadriť pocity, ktoré niekedy nevieme povedať slovami.</text:p>
        </text:list-item>
        <text:list-item>
          <text:p text:style-name="P8"><text:span text:style-name="T9">Sú súčasťou kultúry</text:span>: Mnohé ľúbostné piesne sú súčasťou našej kultúry a tradícií. Môžeme ich počuť na oslavách, svadbách a iných významných udalostiach.</text:p>
        </text:list-item>
        <text:list-item>
          <text:p text:style-name="P10"><text:span text:style-name="T11">Oslavujú lásku</text:span>: Tieto piesne nám pripomínajú krásu lásky a vzťahov medzi ľuďmi.</text:p>
        </text:list-item>
      </text:list>
      <text:p text:style-name="Normálny"><text:span text:style-name="T12">3. Zaujímavosti o ľúbostných piesňach</text:span></text:p>
      <text:list text:style-name="LFO5" text:continue-numbering="true">
        <text:list-item>
          <text:p text:style-name="P13"><text:span text:style-name="T14">Rôzne žánre</text:span>: Ľúbostné piesne existujú v rôznych hudobných žánroch, ako sú pop, rock, folk a klasika.</text:p>
        </text:list-item>
        <text:list-item>
          <text:p text:style-name="P15"><text:span text:style-name="T16">Známé piesne</text:span>: Niektoré z najznámejších ľúbostných piesní sú „I Will Always Love You“ od Whitney Houston, „My Heart Will Go On“ od Celine Dion a „Láska je tu s nami“ od slovenských spevákov.</text:p>
        </text:list-item>
        <text:list-item>
          <text:p text:style-name="P17"><text:span text:style-name="T18">Piesne a filmy</text:span>: Mnohé ľúbostné piesne sú spojené s filmami a seriálmi, čo ich robí ešte populárnejšími.</text:p>
        </text:list-item>
      </text:list>
      <text:p text:style-name="Normálny"><text:span text:style-name="T19">4. Príklad ľúbostnej piesne</text:span></text:p>
      <text:p text:style-name="Normálny">Jedna známa ľúbostná pieseň je „Láska je tu s nami“. Text piesne hovorí o krásnych momentoch lásky a o tom, ako je láska dôležitá v našich životoch.</text:p>
      <text:p text:style-name="Normálny"><text:span text:style-name="T20">5. Záver</text:span></text:p>
      <text:p text:style-name="Normálny">Ľúbostné piesne sú dôležitou súčasťou našich životov. Pomáhajú nám vyjadriť naše pocity a oslavovať lásku. Je pekné počúvať tieto piesne, pretože nám pripomínajú krásne okamihy v našich životoch.<text:s/>Ľúbostná pieseň<text:s/>je typ piesne, ktorý vyjadruje romantickú lásku a emócie spojené s láskou.</text:p>
      <text:p text:style-name="Normálny"/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PredformátovanéHTML" style:display-name="Predformátované HTML" style:family="paragraph" style:parent-style-name="Normálny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PredformátovanéHTMLChar" style:display-name="Predformátované HTML Char" style:family="text" style:parent-style-name="Predvolenépísmoodseku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rius Danihel</meta:initial-creator>
    <dc:creator>Darius Danihel</dc:creator>
    <meta:creation-date>2024-10-28T17:16:00Z</meta:creation-date>
    <dc:date>2024-10-28T17:21:00Z</dc:date>
    <meta:template xlink:href="Normal" xlink:type="simple"/>
    <meta:editing-cycles>1</meta:editing-cycles>
    <meta:editing-duration>PT300S</meta:editing-duration>
    <meta:document-statistic meta:page-count="1" meta:paragraph-count="3" meta:word-count="234" meta:character-count="1568" meta:row-count="11" meta:non-whitespace-character-count="1337"/>
  </office:meta>
</office:document-meta>
</file>